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6.8cm" svg:y="1.357cm">
            <draw:object draw:notify-on-update-of-ranges="Лист1.B5:Лист1.B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2" table:default-cell-style-name="ce1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m, кг</text:p>
          </table:table-cell>
          <table:table-cell table:style-name="ce1" office:value-type="string" calcext:value-type="string">
            <text:p>g, н</text:p>
          </table:table-cell>
          <table:table-cell table:style-name="ce1" office:value-type="string" calcext:value-type="string">
            <text:p>k</text:p>
          </table:table-cell>
          <table:table-cell table:style-name="ce14" office:value-type="string" calcext:value-type="string">
            <text:p>ω<text:span text:style-name="T1">0</text:span></text:p>
          </table:table-cell>
          <table:table-cell table:style-name="ce16"/>
          <table:table-cell/>
          <table:table-cell table:style-name="ce6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3" office:value-type="string" calcext:value-type="string">
            <text:p>Δ</text:p>
          </table:table-cell>
        </table:table-row>
        <table:table-row table:style-name="ro1">
          <table:table-cell table:style-name="ce8" office:value-type="float" office:value="1.2" calcext:value-type="float">
            <text:p>1,2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formula="of:=SQRT([.$C$2] / [.$A$2])" office:value-type="float" office:value="6.70820393249937" calcext:value-type="float">
            <text:p>6,70820393249937</text:p>
          </table:table-cell>
          <table:table-cell table:style-name="ce17"/>
          <table:table-cell table:style-name="ce5"/>
          <table:table-cell table:style-name="ce1" office:value-type="string" calcext:value-type="string">
            <text:p>x(t)</text:p>
          </table:table-cell>
          <table:table-cell table:style-name="ce3" table:formula="of:=MIN([.B5:.B105])" office:value-type="float" office:value="0" calcext:value-type="float">
            <text:p>0</text:p>
          </table:table-cell>
          <table:table-cell table:style-name="ce3" table:formula="of:=MAX([.B5:.B105])" office:value-type="float" office:value="0.435537841823394" calcext:value-type="float">
            <text:p>0,435537841823394</text:p>
          </table:table-cell>
          <table:table-cell table:style-name="ce3" table:formula="of:=AVERAGE([.B5:.B105])" office:value-type="float" office:value="0.219948742308029" calcext:value-type="float">
            <text:p>0,219948742308029</text:p>
          </table:table-cell>
          <table:table-cell table:style-name="ce3" table:formula="of:=[.I2] - [.H2]" office:value-type="float" office:value="0.435537841823394" calcext:value-type="float">
            <text:p>0,435537841823394</text:p>
          </table:table-cell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2"/>
          <table:table-cell table:style-name="ce11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t, с</text:p>
          </table:table-cell>
          <table:table-cell table:style-name="ce1" office:value-type="string" calcext:value-type="string">
            <text:p>x(t), м</text:p>
          </table:table-cell>
          <table:table-cell table:style-name="ce11"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$2] * [.$B$2] / [.$C$2] * (1 - COS([.$D$2] * [.A5]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A$2] * [.$B$2] / [.$C$2] * (1 - COS([.$D$2] * [.A6]))" office:value-type="float" office:value="0.0471898421192809" calcext:value-type="float">
            <text:p>0,047189842119281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A$2] * [.$B$2] / [.$C$2] * (1 - COS([.$D$2] * [.A7]))" office:value-type="float" office:value="0.16830841868816" calcext:value-type="float">
            <text:p>0,16830841868816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A$2] * [.$B$2] / [.$C$2] * (1 - COS([.$D$2] * [.A8]))" office:value-type="float" office:value="0.310865833222988" calcext:value-type="float">
            <text:p>0,310865833222988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A$2] * [.$B$2] / [.$C$2] * (1 - COS([.$D$2] * [.A9]))" office:value-type="float" office:value="0.413081109230415" calcext:value-type="float">
            <text:p>0,413081109230415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A$2] * [.$B$2] / [.$C$2] * (1 - COS([.$D$2] * [.A10]))" office:value-type="float" office:value="0.430656588921948" calcext:value-type="float">
            <text:p>0,430656588921948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A$2] * [.$B$2] / [.$C$2] * (1 - COS([.$D$2] * [.A11]))" office:value-type="float" office:value="0.355975479433989" calcext:value-type="float">
            <text:p>0,355975479433989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A$2] * [.$B$2] / [.$C$2] * (1 - COS([.$D$2] * [.A12]))" office:value-type="float" office:value="0.22140278882191" calcext:value-type="float">
            <text:p>0,2214027888219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A$2] * [.$B$2] / [.$C$2] * (1 - COS([.$D$2] * [.A13]))" office:value-type="float" office:value="0.0852591050570976" calcext:value-type="float">
            <text:p>0,085259105057098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A$2] * [.$B$2] / [.$C$2] * (1 - COS([.$D$2] * [.A14]))" office:value-type="float" office:value="0.00654584699831572" calcext:value-type="float">
            <text:p>0,00654584699831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2] * [.$B$2] / [.$C$2] * (1 - COS([.$D$2] * [.A15]))" office:value-type="float" office:value="0.0193754595275982" calcext:value-type="float">
            <text:p>0,019375459527598</text:p>
          </table:table-cell>
          <table:table-cell table:number-columns-repeated="9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[.$A$2] * [.$B$2] / [.$C$2] * (1 - COS([.$D$2] * [.A16]))" office:value-type="float" office:value="0.11818789518844" calcext:value-type="float">
            <text:p>0,11818789518844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A$2] * [.$B$2] / [.$C$2] * (1 - COS([.$D$2] * [.A17]))" office:value-type="float" office:value="0.260160205874401" calcext:value-type="float">
            <text:p>0,260160205874401</text:p>
          </table:table-cell>
          <table:table-cell table:number-columns-repeated="9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[.$A$2] * [.$B$2] / [.$C$2] * (1 - COS([.$D$2] * [.A18]))" office:value-type="float" office:value="0.38376498511689" calcext:value-type="float">
            <text:p>0,38376498511689</text:p>
          </table:table-cell>
          <table:table-cell table:number-columns-repeated="9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A$2] * [.$B$2] / [.$C$2] * (1 - COS([.$D$2] * [.A19]))" office:value-type="float" office:value="0.435434875611034" calcext:value-type="float">
            <text:p>0,435434875611034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$A$2] * [.$B$2] / [.$C$2] * (1 - COS([.$D$2] * [.A20]))" office:value-type="float" office:value="0.392777381670454" calcext:value-type="float">
            <text:p>0,392777381670454</text:p>
          </table:table-cell>
          <table:table-cell table:number-columns-repeated="9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A$2] * [.$B$2] / [.$C$2] * (1 - COS([.$D$2] * [.A21]))" office:value-type="float" office:value="0.27427924170162" calcext:value-type="float">
            <text:p>0,27427924170162</text:p>
          </table:table-cell>
          <table:table-cell table:number-columns-repeated="9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[.$A$2] * [.$B$2] / [.$C$2] * (1 - COS([.$D$2] * [.A22]))" office:value-type="float" office:value="0.131294717591287" calcext:value-type="float">
            <text:p>0,131294717591287</text:p>
          </table:table-cell>
          <table:table-cell table:number-columns-repeated="9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A$2] * [.$B$2] / [.$C$2] * (1 - COS([.$D$2] * [.A23]))" office:value-type="float" office:value="0.0257898849153769" calcext:value-type="float">
            <text:p>0,025789884915377</text:p>
          </table:table-cell>
          <table:table-cell table:number-columns-repeated="9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$A$2] * [.$B$2] / [.$C$2] * (1 - COS([.$D$2] * [.A24]))" office:value-type="float" office:value="0.00348801670570263" calcext:value-type="float">
            <text:p>0,0034880167057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$2] * [.$B$2] / [.$C$2] * (1 - COS([.$D$2] * [.A25]))" office:value-type="float" office:value="0.0740542096541169" calcext:value-type="float">
            <text:p>0,074054209654117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[.$A$2] * [.$B$2] / [.$C$2] * (1 - COS([.$D$2] * [.A26]))" office:value-type="float" office:value="0.206906762191488" calcext:value-type="float">
            <text:p>0,20690676219148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A$2] * [.$B$2] / [.$C$2] * (1 - COS([.$D$2] * [.A27]))" office:value-type="float" office:value="0.344470553078593" calcext:value-type="float">
            <text:p>0,344470553078593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[.$A$2] * [.$B$2] / [.$C$2] * (1 - COS([.$D$2] * [.A28]))" office:value-type="float" office:value="0.42712872296887" calcext:value-type="float">
            <text:p>0,42712872296887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A$2] * [.$B$2] / [.$C$2] * (1 - COS([.$D$2] * [.A29]))" office:value-type="float" office:value="0.419059196471587" calcext:value-type="float">
            <text:p>0,419059196471587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$A$2] * [.$B$2] / [.$C$2] * (1 - COS([.$D$2] * [.A30]))" office:value-type="float" office:value="0.323759113517823" calcext:value-type="float">
            <text:p>0,323759113517823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A$2] * [.$B$2] / [.$C$2] * (1 - COS([.$D$2] * [.A31]))" office:value-type="float" office:value="0.182529252492152" calcext:value-type="float">
            <text:p>0,182529252492152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[.$A$2] * [.$B$2] / [.$C$2] * (1 - COS([.$D$2] * [.A32]))" office:value-type="float" office:value="0.0565752599241288" calcext:value-type="float">
            <text:p>0,056575259924129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A$2] * [.$B$2] / [.$C$2] * (1 - COS([.$D$2] * [.A33]))" office:value-type="float" office:value="0.000482586030287628" calcext:value-type="float">
            <text:p>0,000482586030288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[.$A$2] * [.$B$2] / [.$C$2] * (1 - COS([.$D$2] * [.A34]))" office:value-type="float" office:value="0.0385604551227595" calcext:value-type="float">
            <text:p>0,0385604551227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$2] * [.$B$2] / [.$C$2] * (1 - COS([.$D$2] * [.A35]))" office:value-type="float" office:value="0.154306828756225" calcext:value-type="float">
            <text:p>0,154306828756225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$2] * [.$B$2] / [.$C$2] * (1 - COS([.$D$2] * [.A36]))" office:value-type="float" office:value="0.297559994809479" calcext:value-type="float">
            <text:p>0,297559994809479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$2] * [.$B$2] / [.$C$2] * (1 - COS([.$D$2] * [.A37]))" office:value-type="float" office:value="0.406237454708785" calcext:value-type="float">
            <text:p>0,406237454708785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$2] * [.$B$2] / [.$C$2] * (1 - COS([.$D$2] * [.A38]))" office:value-type="float" office:value="0.433240994606024" calcext:value-type="float">
            <text:p>0,433240994606024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$2] * [.$B$2] / [.$C$2] * (1 - COS([.$D$2] * [.A39]))" office:value-type="float" office:value="0.366867925664758" calcext:value-type="float">
            <text:p>0,366867925664758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$2] * [.$B$2] / [.$C$2] * (1 - COS([.$D$2] * [.A40]))" office:value-type="float" office:value="0.235882749720491" calcext:value-type="float">
            <text:p>0,235882749720491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$2] * [.$B$2] / [.$C$2] * (1 - COS([.$D$2] * [.A41]))" office:value-type="float" office:value="0.0970513116252471" calcext:value-type="float">
            <text:p>0,097051311625247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$2] * [.$B$2] / [.$C$2] * (1 - COS([.$D$2] * [.A42]))" office:value-type="float" office:value="0.0105398387302183" calcext:value-type="float">
            <text:p>0,010539838730218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$2] * [.$B$2] / [.$C$2] * (1 - COS([.$D$2] * [.A43]))" office:value-type="float" office:value="0.0138403358586745" calcext:value-type="float">
            <text:p>0,013840335858675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$2] * [.$B$2] / [.$C$2] * (1 - COS([.$D$2] * [.A44]))" office:value-type="float" office:value="0.105522446433409" calcext:value-type="float">
            <text:p>0,10552244643340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$2] * [.$B$2] / [.$C$2] * (1 - COS([.$D$2] * [.A45]))" office:value-type="float" office:value="0.245853334833342" calcext:value-type="float">
            <text:p>0,245853334833342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$2] * [.$B$2] / [.$C$2] * (1 - COS([.$D$2] * [.A46]))" office:value-type="float" office:value="0.374016947780453" calcext:value-type="float">
            <text:p>0,374016947780453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$2] * [.$B$2] / [.$C$2] * (1 - COS([.$D$2] * [.A47]))" office:value-type="float" office:value="0.434470238393417" calcext:value-type="float">
            <text:p>0,434470238393417</text:p>
          </table:table-cell>
          <table:table-cell table:number-columns-repeated="9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$2] * [.$B$2] / [.$C$2] * (1 - COS([.$D$2] * [.A48]))" office:value-type="float" office:value="0.401014195287999" calcext:value-type="float">
            <text:p>0,401014195287999</text:p>
          </table:table-cell>
          <table:table-cell table:number-columns-repeated="9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$2] * [.$B$2] / [.$C$2] * (1 - COS([.$D$2] * [.A49]))" office:value-type="float" office:value="0.288147867983305" calcext:value-type="float">
            <text:p>0,288147867983305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$2] * [.$B$2] / [.$C$2] * (1 - COS([.$D$2] * [.A50]))" office:value-type="float" office:value="0.144784825351606" calcext:value-type="float">
            <text:p>0,144784825351606</text:p>
          </table:table-cell>
          <table:table-cell table:number-columns-repeated="9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$2] * [.$B$2] / [.$C$2] * (1 - COS([.$D$2] * [.A51]))" office:value-type="float" office:value="0.0330551838498061" calcext:value-type="float">
            <text:p>0,033055183849806</text:p>
          </table:table-cell>
          <table:table-cell table:number-columns-repeated="9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$2] * [.$B$2] / [.$C$2] * (1 - COS([.$D$2] * [.A52]))" office:value-type="float" office:value="0.00137989988874619" calcext:value-type="float">
            <text:p>0,001379899888746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$2] * [.$B$2] / [.$C$2] * (1 - COS([.$D$2] * [.A53]))" office:value-type="float" office:value="0.0634862845325613" calcext:value-type="float">
            <text:p>0,063486284532561</text:p>
          </table:table-cell>
          <table:table-cell table:number-columns-repeated="9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$2] * [.$B$2] / [.$C$2] * (1 - COS([.$D$2] * [.A54]))" office:value-type="float" office:value="0.19245891495118" calcext:value-type="float">
            <text:p>0,1924589149511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2] * [.$B$2] / [.$C$2] * (1 - COS([.$D$2] * [.A55]))" office:value-type="float" office:value="0.332404135425761" calcext:value-type="float">
            <text:p>0,332404135425761</text:p>
          </table:table-cell>
          <table:table-cell table:number-columns-repeated="9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$2] * [.$B$2] / [.$C$2] * (1 - COS([.$D$2] * [.A56]))" office:value-type="float" office:value="0.422673031940088" calcext:value-type="float">
            <text:p>0,422673031940088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$2] * [.$B$2] / [.$C$2] * (1 - COS([.$D$2] * [.A57]))" office:value-type="float" office:value="0.424145222072594" calcext:value-type="float">
            <text:p>0,424145222072594</text:p>
          </table:table-cell>
          <table:table-cell table:number-columns-repeated="9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$2] * [.$B$2] / [.$C$2] * (1 - COS([.$D$2] * [.A58]))" office:value-type="float" office:value="0.336182693803582" calcext:value-type="float">
            <text:p>0,336182693803582</text:p>
          </table:table-cell>
          <table:table-cell table:number-columns-repeated="9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$2] * [.$B$2] / [.$C$2] * (1 - COS([.$D$2] * [.A59]))" office:value-type="float" office:value="0.196906304676776" calcext:value-type="float">
            <text:p>0,196906304676776</text:p>
          </table:table-cell>
          <table:table-cell table:number-columns-repeated="9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$2] * [.$B$2] / [.$C$2] * (1 - COS([.$D$2] * [.A60]))" office:value-type="float" office:value="0.0666751131865999" calcext:value-type="float">
            <text:p>0,0666751131866</text:p>
          </table:table-cell>
          <table:table-cell table:number-columns-repeated="9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$2] * [.$B$2] / [.$C$2] * (1 - COS([.$D$2] * [.A61]))" office:value-type="float" office:value="0.00192820534207945" calcext:value-type="float">
            <text:p>0,001928205342079</text:p>
          </table:table-cell>
          <table:table-cell table:number-columns-repeated="9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$2] * [.$B$2] / [.$C$2] * (1 - COS([.$D$2] * [.A62]))" office:value-type="float" office:value="0.0307253436228598" calcext:value-type="float">
            <text:p>0,03072534362286</text:p>
          </table:table-cell>
          <table:table-cell table:number-columns-repeated="9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$2] * [.$B$2] / [.$C$2] * (1 - COS([.$D$2] * [.A63]))" office:value-type="float" office:value="0.14058653651811" calcext:value-type="float">
            <text:p>0,14058653651811</text:p>
          </table:table-cell>
          <table:table-cell table:number-columns-repeated="9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$2] * [.$B$2] / [.$C$2] * (1 - COS([.$D$2] * [.A64]))" office:value-type="float" office:value="0.283900568589191" calcext:value-type="float">
            <text:p>0,28390056858919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$2] * [.$B$2] / [.$C$2] * (1 - COS([.$D$2] * [.A65]))" office:value-type="float" office:value="0.398558563384873" calcext:value-type="float">
            <text:p>0,398558563384873</text:p>
          </table:table-cell>
          <table:table-cell table:number-columns-repeated="9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$2] * [.$B$2] / [.$C$2] * (1 - COS([.$D$2] * [.A66]))" office:value-type="float" office:value="0.434870486161183" calcext:value-type="float">
            <text:p>0,434870486161183</text:p>
          </table:table-cell>
          <table:table-cell table:number-columns-repeated="9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$2] * [.$B$2] / [.$C$2] * (1 - COS([.$D$2] * [.A67]))" office:value-type="float" office:value="0.377099617402044" calcext:value-type="float">
            <text:p>0,377099617402044</text:p>
          </table:table-cell>
          <table:table-cell table:number-columns-repeated="9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$2] * [.$B$2] / [.$C$2] * (1 - COS([.$D$2] * [.A68]))" office:value-type="float" office:value="0.250282470967187" calcext:value-type="float">
            <text:p>0,250282470967187</text:p>
          </table:table-cell>
          <table:table-cell table:number-columns-repeated="9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$2] * [.$B$2] / [.$C$2] * (1 - COS([.$D$2] * [.A69]))" office:value-type="float" office:value="0.109378567330601" calcext:value-type="float">
            <text:p>0,109378567330601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$2] * [.$B$2] / [.$C$2] * (1 - COS([.$D$2] * [.A70]))" office:value-type="float" office:value="0.0154522908794367" calcext:value-type="float">
            <text:p>0,015452290879437</text:p>
          </table:table-cell>
          <table:table-cell table:number-columns-repeated="9"/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$A$2] * [.$B$2] / [.$C$2] * (1 - COS([.$D$2] * [.A71]))" office:value-type="float" office:value="0.00920904509251098" calcext:value-type="float">
            <text:p>0,009209045092511</text:p>
          </table:table-cell>
          <table:table-cell table:number-columns-repeated="9"/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[.$A$2] * [.$B$2] / [.$C$2] * (1 - COS([.$D$2] * [.A72]))" office:value-type="float" office:value="0.0933545034871421" calcext:value-type="float">
            <text:p>0,093354503487142</text:p>
          </table:table-cell>
          <table:table-cell table:number-columns-repeated="9"/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$A$2] * [.$B$2] / [.$C$2] * (1 - COS([.$D$2] * [.A73]))" office:value-type="float" office:value="0.231422035379378" calcext:value-type="float">
            <text:p>0,231422035379378</text:p>
          </table:table-cell>
          <table:table-cell table:number-columns-repeated="9"/>
        </table:table-row>
        <table:table-row table:style-name="ro1">
          <table:table-cell office:value-type="float" office:value="6.9" calcext:value-type="float">
            <text:p>6,9</text:p>
          </table:table-cell>
          <table:table-cell table:formula="of:=[.$A$2] * [.$B$2] / [.$C$2] * (1 - COS([.$D$2] * [.A74]))" office:value-type="float" office:value="0.363576472109889" calcext:value-type="float">
            <text:p>0,36357647210988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$2] * [.$B$2] / [.$C$2] * (1 - COS([.$D$2] * [.A75]))" office:value-type="float" office:value="0.432545239145946" calcext:value-type="float">
            <text:p>0,432545239145946</text:p>
          </table:table-cell>
          <table:table-cell table:number-columns-repeated="9"/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[.$A$2] * [.$B$2] / [.$C$2] * (1 - COS([.$D$2] * [.A76]))" office:value-type="float" office:value="0.4084389211321" calcext:value-type="float">
            <text:p>0,4084389211321</text:p>
          </table:table-cell>
          <table:table-cell table:number-columns-repeated="9"/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$A$2] * [.$B$2] / [.$C$2] * (1 - COS([.$D$2] * [.A77]))" office:value-type="float" office:value="0.30170462018096" calcext:value-type="float">
            <text:p>0,30170462018096</text:p>
          </table:table-cell>
          <table:table-cell table:number-columns-repeated="9"/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[.$A$2] * [.$B$2] / [.$C$2] * (1 - COS([.$D$2] * [.A78]))" office:value-type="float" office:value="0.158598431491877" calcext:value-type="float">
            <text:p>0,158598431491877</text:p>
          </table:table-cell>
          <table:table-cell table:number-columns-repeated="9"/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$A$2] * [.$B$2] / [.$C$2] * (1 - COS([.$D$2] * [.A79]))" office:value-type="float" office:value="0.0411391571615556" calcext:value-type="float">
            <text:p>0,041139157161556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$A$2] * [.$B$2] / [.$C$2] * (1 - COS([.$D$2] * [.A80]))" office:value-type="float" office:value="0.000230839536767501" calcext:value-type="float">
            <text:p>0,000230839536768</text:p>
          </table:table-cell>
          <table:table-cell table:number-columns-repeated="9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$A$2] * [.$B$2] / [.$C$2] * (1 - COS([.$D$2] * [.A81]))" office:value-type="float" office:value="0.0536021658121181" calcext:value-type="float">
            <text:p>0,053602165812118</text:p>
          </table:table-cell>
          <table:table-cell table:number-columns-repeated="9"/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[.$A$2] * [.$B$2] / [.$C$2] * (1 - COS([.$D$2] * [.A82]))" office:value-type="float" office:value="0.178123278696104" calcext:value-type="float">
            <text:p>0,178123278696104</text:p>
          </table:table-cell>
          <table:table-cell table:number-columns-repeated="9"/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$A$2] * [.$B$2] / [.$C$2] * (1 - COS([.$D$2] * [.A83]))" office:value-type="float" office:value="0.319829703782999" calcext:value-type="float">
            <text:p>0,319829703782999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,9</text:p>
          </table:table-cell>
          <table:table-cell table:formula="of:=[.$A$2] * [.$B$2] / [.$C$2] * (1 - COS([.$D$2] * [.A84]))" office:value-type="float" office:value="0.41730926306847" calcext:value-type="float">
            <text:p>0,4173092630684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$2] * [.$B$2] / [.$C$2] * (1 - COS([.$D$2] * [.A85]))" office:value-type="float" office:value="0.42831664521288" calcext:value-type="float">
            <text:p>0,42831664521288</text:p>
          </table:table-cell>
          <table:table-cell table:number-columns-repeated="9"/>
        </table:table-row>
        <table:table-row table:style-name="ro1">
          <table:table-cell office:value-type="float" office:value="8.1" calcext:value-type="float">
            <text:p>8,1</text:p>
          </table:table-cell>
          <table:table-cell table:formula="of:=[.$A$2] * [.$B$2] / [.$C$2] * (1 - COS([.$D$2] * [.A86]))" office:value-type="float" office:value="0.348081513859218" calcext:value-type="float">
            <text:p>0,348081513859218</text:p>
          </table:table-cell>
          <table:table-cell table:number-columns-repeated="9"/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$A$2] * [.$B$2] / [.$C$2] * (1 - COS([.$D$2] * [.A87]))" office:value-type="float" office:value="0.21137585740441" calcext:value-type="float">
            <text:p>0,21137585740441</text:p>
          </table:table-cell>
          <table:table-cell table:number-columns-repeated="9"/>
        </table:table-row>
        <table:table-row table:style-name="ro1">
          <table:table-cell office:value-type="float" office:value="8.3" calcext:value-type="float">
            <text:p>8,3</text:p>
          </table:table-cell>
          <table:table-cell table:formula="of:=[.$A$2] * [.$B$2] / [.$C$2] * (1 - COS([.$D$2] * [.A88]))" office:value-type="float" office:value="0.0774446402405378" calcext:value-type="float">
            <text:p>0,077444640240538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$A$2] * [.$B$2] / [.$C$2] * (1 - COS([.$D$2] * [.A89]))" office:value-type="float" office:value="0.00433045107704378" calcext:value-type="float">
            <text:p>0,004330451077044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$A$2] * [.$B$2] / [.$C$2] * (1 - COS([.$D$2] * [.A90]))" office:value-type="float" office:value="0.0237192321483579" calcext:value-type="float">
            <text:p>0,023719232148358</text:p>
          </table:table-cell>
          <table:table-cell table:number-columns-repeated="9"/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$A$2] * [.$B$2] / [.$C$2] * (1 - COS([.$D$2] * [.A91]))" office:value-type="float" office:value="0.1272083491088" calcext:value-type="float">
            <text:p>0,1272083491088</text:p>
          </table:table-cell>
          <table:table-cell table:number-columns-repeated="9"/>
        </table:table-row>
        <table:table-row table:style-name="ro1">
          <table:table-cell office:value-type="float" office:value="8.7" calcext:value-type="float">
            <text:p>8,7</text:p>
          </table:table-cell>
          <table:table-cell table:formula="of:=[.$A$2] * [.$B$2] / [.$C$2] * (1 - COS([.$D$2] * [.A92]))" office:value-type="float" office:value="0.269948091944247" calcext:value-type="float">
            <text:p>0,269948091944247</text:p>
          </table:table-cell>
          <table:table-cell table:number-columns-repeated="9"/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$A$2] * [.$B$2] / [.$C$2] * (1 - COS([.$D$2] * [.A93]))" office:value-type="float" office:value="0.390078467433304" calcext:value-type="float">
            <text:p>0,390078467433304</text:p>
          </table:table-cell>
          <table:table-cell table:number-columns-repeated="9"/>
        </table:table-row>
        <table:table-row table:style-name="ro1">
          <table:table-cell office:value-type="float" office:value="8.9" calcext:value-type="float">
            <text:p>8,9</text:p>
          </table:table-cell>
          <table:table-cell table:formula="of:=[.$A$2] * [.$B$2] / [.$C$2] * (1 - COS([.$D$2] * [.A94]))" office:value-type="float" office:value="0.435537841823394" calcext:value-type="float">
            <text:p>0,43553784182339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$2] * [.$B$2] / [.$C$2] * (1 - COS([.$D$2] * [.A95]))" office:value-type="float" office:value="0.386625208683103" calcext:value-type="float">
            <text:p>0,386625208683103</text:p>
          </table:table-cell>
          <table:table-cell table:number-columns-repeated="9"/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[.$A$2] * [.$B$2] / [.$C$2] * (1 - COS([.$D$2] * [.A96]))" office:value-type="float" office:value="0.264538134257081" calcext:value-type="float">
            <text:p>0,264538134257081</text:p>
          </table:table-cell>
          <table:table-cell table:number-columns-repeated="9"/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$A$2] * [.$B$2] / [.$C$2] * (1 - COS([.$D$2] * [.A97]))" office:value-type="float" office:value="0.122186238854224" calcext:value-type="float">
            <text:p>0,122186238854224</text:p>
          </table:table-cell>
          <table:table-cell table:number-columns-repeated="9"/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[.$A$2] * [.$B$2] / [.$C$2] * (1 - COS([.$D$2] * [.A98]))" office:value-type="float" office:value="0.0212614318877717" calcext:value-type="float">
            <text:p>0,021261431887772</text:p>
          </table:table-cell>
          <table:table-cell table:number-columns-repeated="9"/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$A$2] * [.$B$2] / [.$C$2] * (1 - COS([.$D$2] * [.A99]))" office:value-type="float" office:value="0.00550211270465147" calcext:value-type="float">
            <text:p>0,005502112704651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$A$2] * [.$B$2] / [.$C$2] * (1 - COS([.$D$2] * [.A100]))" office:value-type="float" office:value="0.0817379936083625" calcext:value-type="float">
            <text:p>0,081737993608363</text:p>
          </table:table-cell>
          <table:table-cell table:number-columns-repeated="9"/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$A$2] * [.$B$2] / [.$C$2] * (1 - COS([.$D$2] * [.A101]))" office:value-type="float" office:value="0.216930265769282" calcext:value-type="float">
            <text:p>0,216930265769282</text:p>
          </table:table-cell>
          <table:table-cell table:number-columns-repeated="9"/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[.$A$2] * [.$B$2] / [.$C$2] * (1 - COS([.$D$2] * [.A102]))" office:value-type="float" office:value="0.352489829380074" calcext:value-type="float">
            <text:p>0,352489829380074</text:p>
          </table:table-cell>
          <table:table-cell table:number-columns-repeated="9"/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$A$2] * [.$B$2] / [.$C$2] * (1 - COS([.$D$2] * [.A103]))" office:value-type="float" office:value="0.429668409296894" calcext:value-type="float">
            <text:p>0,429668409296894</text:p>
          </table:table-cell>
          <table:table-cell table:number-columns-repeated="9"/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[.$A$2] * [.$B$2] / [.$C$2] * (1 - COS([.$D$2] * [.A104]))" office:value-type="float" office:value="0.415018653467311" calcext:value-type="float">
            <text:p>0,41501865346731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$2] * [.$B$2] / [.$C$2] * (1 - COS([.$D$2] * [.A105]))" office:value-type="float" office:value="0.314889415954748" calcext:value-type="float">
            <text:p>0,31488941595474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9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 style:data-style-name="N2" text:time-value="18:15:15.2651453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2:42:49.248338753</meta:creation-date>
    <meta:generator>LibreOffice/7.0.1.2$Linux_X86_64 LibreOffice_project/7cbcfc562f6eb6708b5ff7d7397325de9e764452</meta:generator>
    <dc:date>2020-11-12T22:36:59.037034770</dc:date>
    <meta:editing-duration>PT3H54M41S</meta:editing-duration>
    <meta:editing-cycles>17</meta:editing-cycles>
    <meta:document-statistic meta:table-count="1" meta:cell-count="2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14cm" svg:y="0.316cm" chart:style-name="ch2">
          <text:p>График зависимости смещения груза от времени</text:p>
        </chart:title>
        <chart:plot-area chart:style-name="ch3" table:cell-range-address="Лист1.B5:Лист1.B105" svg:x="0.32cm" svg:y="1.301cm" svg:width="15.36cm" svg:height="7.519cm">
          <chart:coordinate-region svg:x="1.248cm" svg:y="1.419cm" svg:width="14.288cm" svg:height="6.3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5:Лист1.B10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5:Лист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1898421192809">
                <text:p>0.0471898421192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830841868816">
                <text:p>0.16830841868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0865833222988">
                <text:p>0.310865833222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3081109230415">
                <text:p>0.413081109230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0656588921948">
                <text:p>0.430656588921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5975479433989">
                <text:p>0.355975479433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40278882191">
                <text:p>0.22140278882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2591050570976">
                <text:p>0.0852591050570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4584699831572">
                <text:p>0.00654584699831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3754595275982">
                <text:p>0.0193754595275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18789518844">
                <text:p>0.11818789518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0160205874401">
                <text:p>0.260160205874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376498511689">
                <text:p>0.38376498511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5434875611034">
                <text:p>0.435434875611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2777381670454">
                <text:p>0.392777381670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427924170162">
                <text:p>0.27427924170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1294717591287">
                <text:p>0.131294717591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7898849153769">
                <text:p>0.025789884915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48801670570263">
                <text:p>0.00348801670570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40542096541169">
                <text:p>0.0740542096541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6906762191488">
                <text:p>0.206906762191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4470553078593">
                <text:p>0.344470553078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712872296887">
                <text:p>0.42712872296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9059196471587">
                <text:p>0.419059196471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3759113517823">
                <text:p>0.323759113517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2529252492152">
                <text:p>0.182529252492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5752599241288">
                <text:p>0.0565752599241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82586030287628">
                <text:p>0.000482586030287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85604551227595">
                <text:p>0.0385604551227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4306828756225">
                <text:p>0.154306828756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559994809479">
                <text:p>0.297559994809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6237454708785">
                <text:p>0.406237454708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3240994606024">
                <text:p>0.433240994606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6867925664758">
                <text:p>0.366867925664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5882749720491">
                <text:p>0.235882749720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0513116252471">
                <text:p>0.0970513116252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5398387302183">
                <text:p>0.0105398387302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8403358586745">
                <text:p>0.0138403358586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5522446433409">
                <text:p>0.105522446433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5853334833342">
                <text:p>0.245853334833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4016947780453">
                <text:p>0.374016947780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470238393417">
                <text:p>0.434470238393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1014195287999">
                <text:p>0.401014195287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8147867983305">
                <text:p>0.288147867983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4784825351606">
                <text:p>0.144784825351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0551838498061">
                <text:p>0.0330551838498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7989988874619">
                <text:p>0.00137989988874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34862845325613">
                <text:p>0.0634862845325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245891495118">
                <text:p>0.19245891495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2404135425761">
                <text:p>0.332404135425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2673031940088">
                <text:p>0.422673031940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4145222072594">
                <text:p>0.424145222072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6182693803582">
                <text:p>0.336182693803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6906304676776">
                <text:p>0.196906304676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6751131865999">
                <text:p>0.0666751131865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2820534207945">
                <text:p>0.00192820534207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7253436228598">
                <text:p>0.0307253436228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058653651811">
                <text:p>0.14058653651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3900568589191">
                <text:p>0.283900568589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8558563384873">
                <text:p>0.3985585633848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870486161183">
                <text:p>0.434870486161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7099617402044">
                <text:p>0.377099617402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0282470967187">
                <text:p>0.2502824709671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9378567330601">
                <text:p>0.1093785673306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54522908794367">
                <text:p>0.0154522908794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20904509251098">
                <text:p>0.00920904509251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3545034871421">
                <text:p>0.09335450348714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1422035379378">
                <text:p>0.2314220353793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3576472109889">
                <text:p>0.363576472109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2545239145946">
                <text:p>0.432545239145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84389211321">
                <text:p>0.4084389211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170462018096">
                <text:p>0.30170462018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8598431491877">
                <text:p>0.158598431491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11391571615556">
                <text:p>0.041139157161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30839536767501">
                <text:p>0.0002308395367675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36021658121181">
                <text:p>0.05360216581211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8123278696104">
                <text:p>0.178123278696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829703782999">
                <text:p>0.319829703782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730926306847">
                <text:p>0.41730926306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831664521288">
                <text:p>0.42831664521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8081513859218">
                <text:p>0.348081513859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137585740441">
                <text:p>0.21137585740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74446402405378">
                <text:p>0.0774446402405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33045107704378">
                <text:p>0.00433045107704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37192321483579">
                <text:p>0.0237192321483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72083491088">
                <text:p>0.1272083491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9948091944247">
                <text:p>0.269948091944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0078467433304">
                <text:p>0.390078467433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5537841823394">
                <text:p>0.435537841823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6625208683103">
                <text:p>0.386625208683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4538134257081">
                <text:p>0.264538134257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2186238854224">
                <text:p>0.122186238854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12614318877717">
                <text:p>0.02126143188777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50211270465147">
                <text:p>0.00550211270465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17379936083625">
                <text:p>0.0817379936083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6930265769282">
                <text:p>0.216930265769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89829380074">
                <text:p>0.352489829380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9668409296894">
                <text:p>0.429668409296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5018653467311">
                <text:p>0.415018653467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4889415954748">
                <text:p>0.31488941595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